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C8000001DCAD56654A81B25AF5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solid" draw:fill-color="#ffffff"/>
    </style:style>
    <style:style style:name="P4" style:family="paragraph">
      <style:text-properties fo:font-size="14pt" fo:font-weight="bold" style:font-size-asian="14pt" style:font-weight-asian="bold" style:font-size-complex="14pt" style:font-weight-complex="bold"/>
    </style:style>
    <style:style style:name="P5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618cm" svg:height="12.446cm" svg:x="2.062cm" svg:y="0.627cm">
          <draw:image xlink:href="Pictures/10000000000002C8000001DCAD56654A81B25AF5.jpg" xlink:type="simple" xlink:show="embed" xlink:actuate="onLoad" loext:mime-type="image/jpeg">
            <text:p/>
          </draw:image>
        </draw:frame>
        <draw:frame draw:style-name="gr2" draw:text-style-name="P2" draw:layer="layout" svg:width="3.106cm" svg:height="0.962cm" svg:x="11.848cm" svg:y="1.008cm">
          <draw:text-box>
            <text:p>Courbe 0</text:p>
          </draw:text-box>
        </draw:frame>
        <draw:frame draw:style-name="gr2" draw:text-style-name="P2" draw:layer="layout" svg:width="3.106cm" svg:height="0.962cm" svg:x="8.248cm" svg:y="1.008cm">
          <draw:text-box>
            <text:p>Courbe 1</text:p>
          </draw:text-box>
        </draw:frame>
        <draw:frame draw:style-name="gr3" draw:text-style-name="P3" draw:layer="layout" svg:width="3.106cm" svg:height="0.962cm" svg:x="3.46cm" svg:y="3.308cm">
          <draw:text-box>
            <text:p>Courbe 3</text:p>
          </draw:text-box>
        </draw:frame>
        <draw:frame draw:style-name="gr3" draw:text-style-name="P3" draw:layer="layout" svg:width="3.106cm" svg:height="0.962cm" svg:x="3.46cm" svg:y="6.408cm">
          <draw:text-box>
            <text:p>Courbe 2</text:p>
          </draw:text-box>
        </draw:frame>
        <draw:frame draw:style-name="gr2" draw:text-style-name="P2" draw:layer="layout" svg:width="2.653cm" svg:height="0.962cm" svg:x="14.9cm" svg:y="12.46cm">
          <draw:text-box>
            <text:p>Max (e)</text:p>
          </draw:text-box>
        </draw:frame>
        <draw:frame draw:style-name="gr2" draw:text-style-name="P2" draw:layer="layout" svg:width="2.441cm" svg:height="0.962cm" svg:x="5.784cm" svg:y="12.46cm">
          <draw:text-box>
            <text:p>Min (c)</text:p>
          </draw:text-box>
        </draw:frame>
        <draw:frame draw:style-name="gr2" draw:text-style-name="P2" draw:layer="layout" svg:width="3.355cm" svg:height="0.962cm" svg:x="9.736cm" svg:y="12.46cm">
          <draw:text-box>
            <text:p>Centre (d)</text:p>
          </draw:text-box>
        </draw:frame>
        <draw:frame draw:style-name="gr2" draw:text-style-name="P2" draw:layer="layout" svg:width="1.7cm" svg:height="0.962cm" svg:x="1.548cm" svg:y="1.908cm">
          <draw:text-box>
            <text:p>Max</text:p>
          </draw:text-box>
        </draw:frame>
        <draw:frame draw:style-name="gr2" draw:text-style-name="P2" draw:layer="layout" svg:width="1.522cm" svg:height="0.962cm" svg:x="1.548cm" svg:y="7.772cm">
          <draw:text-box>
            <text:p>Min</text:p>
          </draw:text-box>
        </draw:frame>
        <draw:frame draw:style-name="gr2" draw:text-style-name="P2" draw:layer="layout" svg:width="1.383cm" svg:height="0.962cm" svg:x="1.548cm" svg:y="5.472cm">
          <draw:text-box>
            <text:p>def</text:p>
          </draw:text-box>
        </draw:frame>
        <draw:frame draw:style-name="gr2" draw:text-style-name="P5" draw:layer="layout" svg:width="3.724cm" svg:height="0.806cm" svg:x="0.148cm" svg:y="0.608cm">
          <draw:text-box>
            <text:p text:style-name="P4"><text:span text:style-name="T1">Valeurs Faust</text:span></text:p>
          </draw:text-box>
        </draw:frame>
        <draw:frame draw:style-name="gr2" draw:text-style-name="P2" draw:layer="layout" svg:width="1.7cm" svg:height="0.962cm" svg:x="1.548cm" svg:y="1.908cm">
          <draw:text-box>
            <text:p>Max</text:p>
          </draw:text-box>
        </draw:frame>
        <draw:frame draw:style-name="gr2" draw:text-style-name="P5" draw:layer="layout" svg:width="5.362cm" svg:height="0.806cm" svg:x="17.348cm" svg:y="11.608cm">
          <draw:text-box>
            <text:p text:style-name="P4"><text:span text:style-name="T1">Accélération (m/s^2)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2.86cm" fo:page-height="13.9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13T09:13:51.431320066</meta:creation-date>
    <meta:generator>LibreOffice/6.4.4.2$Linux_X86_64 LibreOffice_project/40$Build-2</meta:generator>
    <dc:date>2020-07-20T09:26:01.443647686</dc:date>
    <meta:editing-duration>P4DT17M41S</meta:editing-duration>
    <meta:editing-cycles>14</meta:editing-cycles>
    <meta:document-statistic meta:object-count="14"/>
  </office:meta>
</office:document-meta>
</file>